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1AE33BAD1467AD9E3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0417in" svg:height="4.4791in" draw:z-index="0"><draw:image xlink:href="Pictures/1000000000000244000001AE33BAD1467AD9E3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7:50:09.932000000</meta:creation-date>
    <dc:date>2021-11-06T00:33:02.338000000</dc:date>
    <meta:editing-duration>PT2H31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